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32cm"/>
    </style:style>
    <style:style style:name="co2" style:family="table-column">
      <style:table-column-properties fo:break-before="auto" style:column-width="3.265cm"/>
    </style:style>
    <style:style style:name="co3" style:family="table-column">
      <style:table-column-properties fo:break-before="auto" style:column-width="7.766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687cm"/>
    </style:style>
    <style:style style:name="co13" style:family="table-column">
      <style:table-column-properties fo:break-before="auto" style:column-width="4.327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4.098cm"/>
    </style:style>
    <style:style style:name="co18" style:family="table-column">
      <style:table-column-properties fo:break-before="auto" style:column-width="2.1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eaa94c" style:text-align-source="value-type" style:repeat-content="false"/>
      <style:paragraph-properties fo:margin-left="0cm"/>
      <style:text-properties fo:color="#000000"/>
    </style:style>
    <style:style style:name="ce8" style:family="table-cell" style:parent-style-name="Default">
      <style:table-cell-properties fo:background-color="#faed56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7" office:value-type="string">
            <text:p>TEST_DCP_DOCUMENTFILTER_ONEGREATERTHAN</text:p>
          </table:table-cell>
          <table:table-cell table:style-name="ce1" table:number-columns-repeated="2"/>
          <table:table-cell table:style-name="ce7" office:value-type="string">
            <text:p>TEST_DCP_DOCUMENTFILTER_ONEGREATERTHAN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1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Array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ARR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INT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I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ROW()*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_DOUBLE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Doub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uble</text:p>
          </table:table-cell>
          <table:table-cell table:style-name="ce6" table:formula="of:=ROW()*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MONEY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Mone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oney</text:p>
          </table:table-cell>
          <table:table-cell table:style-name="ce6" table:formula="of:=ROW()*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_DATE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ROW()*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TIMESTAMP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Timestam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f:=ROW()*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TIME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Ti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table:formula="of:=ROW()*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8" office:value-type="string">
            <text:p>ORDER</text:p>
          </table:table-cell>
          <table:table-cell table:style-name="ce8" office:value-type="string">
            <text:p>TEST_DCP_DOCUMENTFILTER_ONEGREATERTHAN</text:p>
          </table:table-cell>
          <table:table-cell table:style-name="ce8" table:number-columns-repeated="2"/>
          <table:table-cell table:style-name="ce8" office:value-type="string">
            <text:p>a_int</text:p>
          </table:table-cell>
          <table:table-cell table:style-name="ce8" office:value-type="string">
            <text:p>a_double</text:p>
          </table:table-cell>
          <table:table-cell table:style-name="ce8" office:value-type="string">
            <text:p>a_money</text:p>
          </table:table-cell>
          <table:table-cell table:style-name="ce8" office:value-type="string">
            <text:p>a_date</text:p>
          </table:table-cell>
          <table:table-cell table:style-name="ce8" office:value-type="string">
            <text:p>a_timestamp</text:p>
          </table:table-cell>
          <table:table-cell table:style-name="ce8" office:value-type="string">
            <text:p>a_time</text:p>
          </table:table-cell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9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TEST_DCP_DOCUMENTFILTER_ONEGREATERTHAN</text:p>
          </table:table-cell>
          <table:table-cell table:style-name="ce3" office:value-type="string">
            <text:p>ONEGREATERTHAN_1</text:p>
          </table:table-cell>
          <table:table-cell table:style-name="ce3" table:number-columns-repeated="7"/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ONEGREATERTHAN</text:p>
          </table:table-cell>
          <table:table-cell table:style-name="ce3" office:value-type="string">
            <text:p>ONEGREATERTHAN_2</text:p>
          </table:table-cell>
          <table:table-cell table:style-name="ce3"/>
          <table:table-cell table:style-name="ce3" office:value-type="string">
            <text:p>{</text:p>
            <text:p>1,</text:p>
            <text:p>2</text:p>
            <text:p>}</text:p>
          </table:table-cell>
          <table:table-cell table:style-name="ce3" office:value-type="string">
            <text:p>{</text:p>
            <text:p>1.2,</text:p>
            <text:p>2.3</text:p>
            <text:p>}</text:p>
          </table:table-cell>
          <table:table-cell table:style-name="ce3" office:value-type="string">
            <text:p>{</text:p>
            <text:p>1.2,</text:p>
            <text:p>2.3</text:p>
            <text:p>}</text:p>
          </table:table-cell>
          <table:table-cell table:style-name="ce3" office:value-type="string">
            <text:p>{</text:p>
            <text:p>"01/01/1970",</text:p>
            <text:p>"01/01/2000"</text:p>
            <text:p>}</text:p>
          </table:table-cell>
          <table:table-cell table:style-name="ce3" office:value-type="string">
            <text:p>{</text:p>
            <text:p>"01/01/1970 10:30:00",</text:p>
            <text:p>"01/01/1970 16:30:00"</text:p>
            <text:p>}</text:p>
          </table:table-cell>
          <table:table-cell table:style-name="ce3" office:value-type="string">
            <text:p>{</text:p>
            <text:p>"06:30:00",</text:p>
            <text:p>"08:30:00"</text:p>
            <text:p>}</text:p>
          </table:table-cell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ONEGREATERTHAN</text:p>
          </table:table-cell>
          <table:table-cell table:style-name="ce3" office:value-type="string">
            <text:p>ONEGREATERTHAN_3</text:p>
          </table:table-cell>
          <table:table-cell table:style-name="ce3"/>
          <table:table-cell table:style-name="ce3" office:value-type="string">
            <text:p>{</text:p>
            <text:p>10,</text:p>
            <text:p>20</text:p>
            <text:p>}</text:p>
          </table:table-cell>
          <table:table-cell table:style-name="ce3" office:value-type="string">
            <text:p>{</text:p>
            <text:p>10.5,</text:p>
            <text:p>20.5</text:p>
            <text:p>}</text:p>
          </table:table-cell>
          <table:table-cell table:style-name="ce3" office:value-type="string">
            <text:p>{</text:p>
            <text:p>10.5,</text:p>
            <text:p>20.5</text:p>
            <text:p>}</text:p>
          </table:table-cell>
          <table:table-cell table:style-name="ce3" office:value-type="string">
            <text:p>{</text:p>
            <text:p>"01/01/2014",</text:p>
            <text:p>"30/06/2014"</text:p>
            <text:p>}</text:p>
          </table:table-cell>
          <table:table-cell table:style-name="ce3" office:value-type="string">
            <text:p>{</text:p>
            <text:p>"01/01/2014 12:13:14",</text:p>
            <text:p>"30/06/2014 12:13:14"</text:p>
            <text:p>}</text:p>
          </table:table-cell>
          <table:table-cell table:style-name="ce3" office:value-type="string">
            <text:p>{</text:p>
            <text:p>"12:13:14",</text:p>
            <text:p>"13:14:15"</text:p>
            <text:p>}</text:p>
          </table:table-cell>
        </table:table-row>
        <table:table-row table:style-name="ro4">
          <table:table-cell table:style-name="ce3" office:value-type="string">
            <text:p>DOC</text:p>
          </table:table-cell>
          <table:table-cell table:style-name="ce3" office:value-type="string">
            <text:p>TEST_DCP_DOCUMENTFILTER_ONEGREATERTHAN</text:p>
          </table:table-cell>
          <table:table-cell table:style-name="ce3" office:value-type="string">
            <text:p>ONEGREATERTHAN_4</text:p>
          </table:table-cell>
          <table:table-cell table:style-name="ce3"/>
          <table:table-cell table:style-name="ce3" office:value-type="string">
            <text:p>{</text:p>
            <text:p>100,</text:p>
            <text:p>200</text:p>
            <text:p>}</text:p>
          </table:table-cell>
          <table:table-cell table:style-name="ce3" office:value-type="string">
            <text:p>{</text:p>
            <text:p>100.5,</text:p>
            <text:p>200.5</text:p>
            <text:p>}</text:p>
          </table:table-cell>
          <table:table-cell table:style-name="ce3" office:value-type="string">
            <text:p>{</text:p>
            <text:p>100.5,</text:p>
            <text:p>200.5</text:p>
            <text:p>}</text:p>
          </table:table-cell>
          <table:table-cell table:style-name="ce3" office:value-type="string">
            <text:p>{</text:p>
            <text:p>"01/07/2014",</text:p>
            <text:p>"31/12/2014"</text:p>
            <text:p>}</text:p>
          </table:table-cell>
          <table:table-cell table:style-name="ce3" office:value-type="string">
            <text:p>{</text:p>
            <text:p>"01/07/2014 12:13:14",</text:p>
            <text:p>"31/12/2014 12:13:14"</text:p>
            <text:p>}</text:p>
          </table:table-cell>
          <table:table-cell table:style-name="ce3" office:value-type="string">
            <text:p>{</text:p>
            <text:p>"13:14:15",</text:p>
            <text:p>"14:15:16"</text:p>
            <text:p>}</text:p>
          </table:table-cell>
        </table:table-row>
        <table:table-row table:style-name="ro1" table:number-rows-repeated="20">
          <table:table-cell table:style-name="ce3" table:number-columns-repeated="10"/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16:14:42</dc:date>
    <dc:creator>Jérôme Augé</dc:creator>
    <meta:generator>LibreOffice/3.5$Linux_X86_64 LibreOffice_project/350m1$Build-2</meta:generator>
    <meta:editing-duration>P1DT21H39M14S</meta:editing-duration>
    <meta:editing-cycles>102</meta:editing-cycles>
    <meta:document-statistic meta:table-count="2" meta:cell-count="145" meta:object-count="0"/>
  </office:meta>
</office:document-meta>
</file>